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8.786cm" fo:min-width="10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2.75cm" fo:min-width="4.44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4cm" fo:min-width="5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4cm" fo:min-width="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2.75cm" fo:min-width="5.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1.25cm" fo:min-width="4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2cm" fo:min-width="4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top" draw:auto-grow-height="false" fo:min-height="2.75cm" fo:min-width="4.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4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top" draw:auto-grow-height="false" fo:min-height="2.5cm" fo:min-width="6.75cm"/>
      <style:paragraph-properties style:writing-mode="lr-tb"/>
    </style:style>
    <style:style style:name="gr12" style:family="graphic" style:parent-style-name="objectwithoutfill">
      <style:graphic-properties draw:marker-end="Arrowheads_20_1" draw:marker-end-width="0.3cm" draw:fill="none" draw:textarea-vertical-align="middle"/>
    </style:style>
    <style:style style:name="gr13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2.1cm" fo:margin-bottom="0cm" fo:text-align="center" style:writing-mode="lr-tb"/>
      <style:text-properties fo:font-size="12p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1.25cm" svg:height="9.036cm" svg:x="2.75cm" svg:y="7.464cm">
          <text:p text:style-name="P1">ModFramework <text:span text:style-name="T1">(MFW Library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49cm" svg:height="3cm" svg:x="3.051cm" svg:y="9cm">
          <text:p text:style-name="P2"><text:span text:style-name="T2">Relinking / Rewriting</text:span><text:span text:style-name="T2"><text:line-break/></text:span><text:span text:style-name="T2"><text:line-break/></text:span><text:span text:style-name="T3">Array to Collection</text:span><text:span text:style-name="T3"><text:line-break/></text:span><text:span text:style-name="T3">Type to Interface</text:span><text:span text:style-name="T3"><text:line-break/></text:span><text:span text:style-name="T3">Field to Property</text:span><text:span text:style-name="T3"><text:line-break/></text:span><text:span text:style-name="T3">Event Delegate corre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4.25cm" svg:x="15.75cm" svg:y="1.75cm">
          <text:p text:style-name="P1">3. Launcher</text:p>
          <text:p text:style-name="P1"/>
          <text:p text:style-name="P1"><text:span text:style-name="T3">A simple console application</text:span><text:span text:style-name="T3"><text:line-break/></text:span><text:span text:style-name="T3">that is used to test that hooks work</text:span><text:span text:style-name="T3"><text:line-break/></text:span><text:span text:style-name="T3">and that the server is able to start</text:span><text:span text:style-name="T3"><text:line-break/></text:span><text:span text:style-name="T3">and accept players.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6.5cm" svg:height="4.25cm" svg:x="8.5cm" svg:y="1.75cm">
          <text:p text:style-name="P1">2. Patcher</text:p>
          <text:p text:style-name="P1"/>
          <text:list text:style-name="L1">
            <text:list-item>
              <text:p text:style-name="P3"><text:span text:style-name="T3">Initiates MonoMod to apply patches</text:span><text:span text:style-name="T3"><text:line-break/></text:span><text:span text:style-name="T3">to the previously setup/shimmed</text:span><text:span text:style-name="T3"><text:line-break/></text:span><text:span text:style-name="T3">binary.</text:span></text:p>
            </text:list-item>
            <text:list-item>
              <text:p text:style-name="P3"><text:span text:style-name="T3">ModFramework plugins are loaded, </text:span><text:span text:style-name="T3"><text:line-break/></text:span><text:span text:style-name="T3">triggering C# scripts to register.</text:span></text:p>
            </text:list-item>
            <text:list-item>
              <text:p text:style-name="P3"><text:span text:style-name="T3">Builds the NuGet packag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6.2cm" svg:height="3cm" svg:x="22.5cm" svg:y="12.15cm">
          <text:p text:style-name="P4"><text:span text:style-name="T4">Scripts</text:span><text:span text:style-name="T4"><text:line-break/></text:span><text:span text:style-name="T3"><text:line-break/></text:span><text:span text:style-name="T3">Scripts is just a directory to separate </text:span><text:span text:style-name="T3"><text:line-break/></text:span><text:span text:style-name="T3">modifications and scripts. </text:span><text:span text:style-name="T3"><text:line-break/></text:span><text:span text:style-name="T3">Projects like the patcher can link/copy</text:span><text:span text:style-name="T3"><text:line-break/></text:span><text:span text:style-name="T3">to output and use as required. 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cm" svg:height="4.25cm" svg:x="1.75cm" svg:y="1.75cm">
          <text:p text:style-name="P1">1. Setup</text:p>
          <text:p text:style-name="P1"/>
          <text:list text:style-name="L1">
            <text:list-item>
              <text:p text:style-name="P3"><text:span text:style-name="T3">Prepares binaries for patching</text:span></text:p>
            </text:list-item>
            <text:list-item>
              <text:p text:style-name="P3"><text:span text:style-name="T3">Generates constants for patching</text:span></text:p>
            </text:list-item>
            <text:list-item>
              <text:p text:style-name="P3"><text:span text:style-name="T3">Creates MonoMod hooks</text:span></text:p>
            </text:list-item>
            <text:list-item>
              <text:p text:style-name="P3"><text:span text:style-name="T3">Merges shimmed binarie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5cm" svg:height="1.5cm" svg:x="3cm" svg:y="14.75cm">
          <text:p text:style-name="P5"><text:span text:style-name="T5">MonoMod</text:span><text:span text:style-name="T5"><text:line-break/></text:span><text:span text:style-name="T3">Used for merging binaries</text:span><text:span text:style-name="T3"><text:line-break/></text:span><text:span text:style-name="T3">and applying patch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cm" svg:height="2.25cm" svg:x="8.5cm" svg:y="12.25cm">
          <text:p text:style-name="P5"><text:span text:style-name="T5">Emitters</text:span></text:p>
          <text:p text:style-name="P5"><text:span text:style-name="T5"/></text:p>
          <text:p text:style-name="P5"><text:span text:style-name="T3">Interface generation</text:span></text:p>
          <text:p text:style-name="P5"><text:span text:style-name="T3">Property gener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2.25cm" svg:x="3cm" svg:y="12.25cm">
          <text:p text:style-name="P1"><text:span text:style-name="T5">Extensions</text:span></text:p>
          <text:p text:style-name="P1"/>
          <text:p text:style-name="P1"><text:span text:style-name="T3">Cecil helpers</text:span></text:p>
          <text:p text:style-name="P1"><text:span text:style-name="T3">MonoMod helper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cm" svg:height="3cm" svg:x="8.5cm" svg:y="9cm">
          <text:p text:style-name="P5"><text:span text:style-name="T5">Resource Extractor</text:span></text:p>
          <text:p text:style-name="P5"><text:span text:style-name="T5"><text:line-break/></text:span><text:span text:style-name="T3">Extracts embedded resources</text:span><text:span text:style-name="T3"><text:line-break/></text:span><text:span text:style-name="T3">from the binaries onto disk</text:span><text:span text:style-name="T3"><text:line-break/></text:span><text:span text:style-name="T3">for assembly resolvers or</text:span><text:span text:style-name="T3"><text:line-break/></text:span><text:span text:style-name="T3">shims to be applied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4.75cm" svg:y1="6cm" svg:x2="8.375cm" svg:y2="7.464cm" draw:start-shape="id1" draw:start-glue-point="2" draw:end-shape="id2" draw:end-glue-point="0" svg:d="M4750 6000v732h3625v732" svg:viewBox="0 0 3626 1465">
          <text:p/>
        </draw:connector>
        <draw:connector draw:style-name="gr9" draw:text-style-name="P6" draw:layer="layout" svg:x1="11.75cm" svg:y1="6cm" svg:x2="8.375cm" svg:y2="7.464cm" draw:start-shape="id3" draw:start-glue-point="2" draw:end-shape="id2" draw:end-glue-point="0" svg:d="M11750 6000v732h-3375v732" svg:viewBox="0 0 3376 1465">
          <text:p/>
        </draw:connector>
        <draw:custom-shape draw:style-name="gr10" draw:text-style-name="P5" draw:layer="layout" svg:width="5cm" svg:height="1.5cm" svg:x="8.5cm" svg:y="14.75cm">
          <text:p text:style-name="P5"><text:span text:style-name="T5">Plugin/Mod system</text:span><text:span text:style-name="T5"><text:line-break/></text:span><text:span text:style-name="T6">Loads plugins and </text:span><text:span text:style-name="T6"><text:line-break/></text:span><text:span text:style-name="T6">provides cecil 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4" draw:id="id4" draw:layer="layout" svg:width="7.25cm" svg:height="2.75cm" svg:x="14.75cm" svg:y="7.5cm">
          <text:p text:style-name="P7"><text:span text:style-name="T7">ModFramework.Modules</text:span></text:p>
          <text:p text:style-name="P7"><text:span text:style-name="T7"/></text:p>
          <text:p text:style-name="P7"><text:span text:style-name="T3">ModFramework plugin that compiles and </text:span></text:p>
          <text:p text:style-name="P7"><text:span text:style-name="T3">loads C# script modules and pipes </text:span></text:p>
          <text:p text:style-name="P7"><text:span text:style-name="T3">into MonoMod. Can be a patch or mfw mod.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cm" svg:y1="11.982cm" svg:x2="14.75cm" svg:y2="8.875cm" draw:start-shape="id2" draw:start-glue-point="1" draw:end-shape="id4" draw:end-glue-point="3" svg:d="M14000 11982h375v-3107h375" svg:viewBox="0 0 751 3108">
          <text:p/>
        </draw:connector>
        <draw:line draw:style-name="gr12" draw:text-style-name="P8" draw:layer="layout" svg:x1="7.75cm" svg:y1="3.9cm" svg:x2="8.5cm" svg:y2="3.9cm">
          <text:p/>
        </draw:line>
        <draw:custom-shape draw:style-name="gr11" draw:text-style-name="P7" xml:id="id5" draw:id="id5" draw:layer="layout" svg:width="7.25cm" svg:height="2.75cm" svg:x="14.75cm" svg:y="10.65cm">
          <text:p text:style-name="P7"><text:span text:style-name="T7">MonoMod Patch</text:span><text:span text:style-name="T7"><text:line-break/></text:span><text:span text:style-name="T7"><text:line-break/></text:span><text:span text:style-name="T3">A dll suffixed with .mm.dll, which will be </text:span></text:p>
          <text:p text:style-name="P7"><text:span text:style-name="T3">loaded by MonoMod and merged </text:span></text:p>
          <text:p text:style-name="P7"><text:span text:style-name="T3">into the final assembl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6" draw:id="id6" draw:layer="layout" svg:width="7.25cm" svg:height="2.75cm" svg:x="14.75cm" svg:y="13.75cm">
          <text:p text:style-name="P7"><text:span text:style-name="T7">MFW Modification</text:span><text:span text:style-name="T7"><text:line-break/></text:span><text:span text:style-name="T7"><text:line-break/></text:span><text:span text:style-name="T3">A ModFramework top level C# script that</text:span><text:span text:style-name="T3"><text:line-break/></text:span><text:span text:style-name="T3">modifies the source assembly directly</text:span><text:span text:style-name="T3"><text:line-break/></text:span><text:span text:style-name="T3">using ModFw API’s or Cecil.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cm" svg:y1="11.982cm" svg:x2="14.75cm" svg:y2="12.025cm" draw:start-shape="id2" draw:start-glue-point="1" draw:end-shape="id5" draw:end-glue-point="3" svg:d="M14000 11982h375v43h375" svg:viewBox="0 0 751 44">
          <text:p/>
        </draw:connector>
        <draw:connector draw:style-name="gr9" draw:text-style-name="P6" draw:layer="layout" svg:x1="14cm" svg:y1="11.982cm" svg:x2="14.75cm" svg:y2="15.125cm" draw:start-shape="id2" draw:start-glue-point="1" draw:end-shape="id6" draw:end-glue-point="3" svg:d="M14000 11982h375v3143h375" svg:viewBox="0 0 751 3144">
          <text:p/>
        </draw:connector>
        <draw:connector draw:style-name="gr9" draw:text-style-name="P6" draw:layer="layout" svg:x1="22cm" svg:y1="12.025cm" svg:x2="22.5cm" svg:y2="13.65cm" draw:start-shape="id5" draw:start-glue-point="1" draw:end-shape="id7" draw:end-glue-point="3" svg:d="M22000 12025h250v1625h250" svg:viewBox="0 0 501 1626">
          <text:p/>
        </draw:connector>
        <draw:connector draw:style-name="gr9" draw:text-style-name="P6" draw:layer="layout" svg:x1="22cm" svg:y1="15.125cm" svg:x2="22.5cm" svg:y2="13.65cm" draw:start-shape="id6" draw:start-glue-point="1" draw:end-shape="id7" draw:end-glue-point="3" svg:d="M22000 15125h250v-1475h250" svg:viewBox="0 0 501 1476">
          <text:p/>
        </draw:connector>
        <draw:line draw:style-name="gr13" draw:text-style-name="P8" draw:layer="layout" svg:x1="15cm" svg:y1="3.9cm" svg:x2="15.75cm" svg:y2="3.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4-06T21:55:57.812979503</meta:creation-date>
    <dc:date>2021-04-07T00:01:45.603129402</dc:date>
    <meta:editing-duration>PT1H22M24S</meta:editing-duration>
    <meta:editing-cycles>19</meta:editing-cycles>
    <meta:generator>LibreOffice/7.1.2.2$MacOSX_X86_64 LibreOffice_project/8a45595d069ef5570103caea1b71cc9d82b2aae4</meta:generator>
    <meta:document-statistic meta:object-count="23"/>
  </office:meta>
</office:document-meta>
</file>